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paragraph-properties fo:margin-left="0.9846in" fo:margin-right="0in" fo:text-indent="0in" style:auto-text-indent="false">
        <style:tab-stops/>
      </style:paragraph-properties>
    </style:style>
    <style:style style:name="P57" style:family="paragraph" style:parent-style-name="Text_20_body">
      <style:paragraph-properties fo:margin-left="0.4925in" fo:margin-right="0in" fo:margin-top="0.111in" fo:margin-bottom="0.111in" fo:text-indent="0in" style:auto-text-indent="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3.7</text:p>
      <text:list xml:id="list1415692552642649483" text:style-name="L1">
        <text:list-item>
          <text:p text:style-name="P9">A new button (View frame) with an associated spinner for entry of a frame number has been added:</text:p>
          <text:p text:style-name="P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683674101831986084" text:style-name="L2">
        <text:list-item>
          <text:p text:style-name="P1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8932088648554058940" text:style-name="L3">
        <text:list-item>
          <text:p text:style-name="P11">To shorten the time to find 'solutions', I used the Numba JIT (just-in-time) <text:soft-page-break/>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357551099844036248" text:style-name="L4">
        <text:list-item>
          <text:p text:style-name="P1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8608852815695228079" text:style-name="L5">
        <text:list-item>
          <text:p text:style-name="P1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1041511505788185881" text:style-name="L6">
        <text:list-item>
          <text:p text:style-name="P14">Changed main plot so that the scroll wheel only zooms the x axis.</text:p>
        </text:list-item>
        <text:list-item>
          <text:p text:style-name="P14">Changed lightcurve plot so that it conforms properly to 'start-of-exposure'.<text:line-break/></text:p>
        </text:list-item>
      </text:list>
      <text:p text:style-name="Standard">version 3.2.8</text:p>
      <text:list xml:id="list8481735623648550610" text:style-name="L7">
        <text:list-item>
          <text:p text:style-name="P15">Changed font size in help files --- it was fine for Mac but too big for Win10<text:line-break/></text:p>
        </text:list-item>
      </text:list>
      <text:p text:style-name="Standard">version 3.2.7</text:p>
      <text:list xml:id="list917794492359405335" text:style-name="L8">
        <text:list-item>
          <text:p text:style-name="P1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096781591040284431" text:style-name="L9">
        <text:list-item>
          <text:p text:style-name="P17">This is a 'cosmetic' release --- there should be NO detectable differences from version 3.2.5 in terms of functionality.</text:p>
        </text:list-item>
        <text:list-item>
          <text:p text:style-name="P17">All python files were brought into compliance with PEP 8 coding standards. <text:s/>Only I care about that.</text:p>
        </text:list-item>
        <text:list-item>
          <text:p text:style-name="P1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7">All this 'cosmetic' work is in preparation for working on PyOTE issues again.<text:line-break/> </text:p>
        </text:list-item>
      </text:list>
      <text:p text:style-name="Standard">version 3.2.5</text:p>
      <text:list xml:id="list5102134645970478694" text:style-name="L10">
        <text:list-item>
          <text:p text:style-name="P18"><text:soft-page-break/>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636737011358965111" text:style-name="L11">
        <text:list-item>
          <text:p text:style-name="P19">Modified the test for newer version to accommodate the different strings returned by pip 18.1 and pip 19.0+</text:p>
        </text:list-item>
        <text:list-item>
          <text:p text:style-name="P19">Added ability to invoke PyOTE from PyMovie with an externally supplied csv file that is automatically opened.<text:line-break/></text:p>
        </text:list-item>
      </text:list>
      <text:p text:style-name="Standard">version 3.2.3</text:p>
      <text:list xml:id="list722756415746193632" text:style-name="L12">
        <text:list-item>
          <text:p text:style-name="P2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0">Added support for the PyMovie csv format<text:line-break/></text:p>
        </text:list-item>
      </text:list>
      <text:p text:style-name="Standard">version 3.2.1</text:p>
      <text:list xml:id="list2336080693323665679" text:style-name="L13">
        <text:list-item>
          <text:p text:style-name="P2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116016976629790145" text:style-name="L14">
        <text:list-item>
          <text:p text:style-name="P22">Changed GUI to better align text on min max edit boxes to avoid confusion.<text:line-break/></text:p>
        </text:list-item>
      </text:list>
      <text:p text:style-name="Standard">version 3.1.9</text:p>
      <text:list xml:id="list8389050098796548772" text:style-name="L15">
        <text:list-item>
          <text:p text:style-name="P23">Fixed a bug in the test for a min/max solution search being constrained by a too large min value.<text:line-break/></text:p>
        </text:list-item>
      </text:list>
      <text:p text:style-name="Standard">version 3.1.8</text:p>
      <text:list xml:id="list7673060548448214268" text:style-name="L16">
        <text:list-item>
          <text:p text:style-name="P24">version 3.1.7 was released without an updated version history. <text:s/>Here is what was changed in 3.1.7:<text:line-break/></text:p>
        </text:list-item>
        <text:list-item>
          <text:p text:style-name="P24">Added the ability to write the data table that is displayed in the lower left corner of the GUI out as a csv file. <text:s/>Now, if timestamps and block integration operations are performed on the input file, those results can be preserved in a csv file.<text:line-break/><text:soft-pag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2096997491775819541" text:style-name="L17">
        <text:list-item>
          <text:p text:style-name="P25">Values entered in the Manual Timestamp Entry dialog box are now 'sticky', thus making corrections easy to do without requiring re-entry of all data. </text:p>
          <text:p text:style-name="P25"><text:line-break/>Also trapped is the case where a user has entered a custom frame time but failed to click the radio button indicating that it is to be used.<text:line-break/></text:p>
        </text:list-item>
      </text:list>
      <text:p text:style-name="Standard">version 3.1.5:</text:p>
      <text:list xml:id="list3035360008326731138" text:style-name="L18">
        <text:list-item>
          <text:p text:style-name="P2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6632017536362592932" text:style-name="L19">
        <text:list-item>
          <text:p text:style-name="P27">Fixed error in new dropped reading detection logic when light curve was processed in field mode.<text:line-break/></text:p>
        </text:list-item>
        <text:list-item>
          <text:p text:style-name="P27">Cleaned up some language in tooltips.<text:line-break/></text:p>
        </text:list-item>
      </text:list>
      <text:p text:style-name="Standard">version 3.1.3:</text:p>
      <text:list xml:id="list4441178107389149737" text:style-name="L20">
        <text:list-item>
          <text:p text:style-name="P2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8">Eliminated the 'entry num' column in the data matrix at the lower left of the GUI. The 'entry num' is unused and a possible source of confusion with the frame or field number for the unwary.<text:line-break/></text:p>
        </text:list-item>
        <text:list-item>
          <text:p text:style-name="P28">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text:soft-page-break/>version 3.1.2:</text:p>
      <text:list xml:id="list3655086936892646101" text:style-name="L21">
        <text:list-item>
          <text:p text:style-name="P2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947580939567630697" text:style-name="L22">
        <text:list-item>
          <text:p text:style-name="P3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3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3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12475636075142311" text:style-name="L23">
        <text:list-item>
          <text:p text:style-name="P3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2234627153583162586" text:style-name="L24">
        <text:list-item>
          <text:p text:style-name="P3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034725109831970543" text:style-name="L25">
        <text:list-item>
          <text:p text:style-name="P33">Restored the vertical splitter between the command/plot area and the table/report area. <text:s/>Somewhere along the line this capability was accidentally <text:soft-page-break/>removed, and the lack of the splitter was not noticed. <text:s/>Now it’s back.<text:line-break/> </text:p>
        </text:list-item>
      </text:list>
      <text:p text:style-name="Standard">version 3.0.0:</text:p>
      <text:list xml:id="list8830236070089673004" text:style-name="L26">
        <text:list-item>
          <text:p text:style-name="P3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8643338708773822304" text:style-name="L27">
        <text:list-item>
          <text:p text:style-name="P3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1702763071150576878" text:style-name="L28">
        <text:list-item>
          <text:p text:style-name="P36">Disable the Accept integration button when user overrides an automatic block analysis with a manual block selection followed by a click on the Block integrate button.<text:line-break/></text:p>
        </text:list-item>
      </text:list>
      <text:p text:style-name="Standard">version 2.1.4:</text:p>
      <text:list xml:id="list7857086059084047216" text:style-name="L29">
        <text:list-item>
          <text:p text:style-name="P37">Corrected a bug that kept manual selection of block integration from being performed after a refusal to accept the automatic block analysis results.<text:line-break/></text:p>
        </text:list-item>
      </text:list>
      <text:p text:style-name="Standard">version 2.1.3:</text:p>
      <text:list xml:id="list6319618913128091774" text:style-name="L30">
        <text:list-item>
          <text:p text:style-name="P3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2261180424305112331" text:style-name="L31">
        <text:list-item>
          <text:p text:style-name="P3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9058083125024892353" text:style-name="L32">
        <text:list-item>
          <text:p text:style-name="P40">Added progress bar tracking of block integration analysis because it can take an extended amount of time to complete the analysis when the light curve has many points.<text:line-break/></text:p>
        </text:list-item>
      </text:list>
      <text:p text:style-name="Standard">version 2.1.0</text:p>
      <text:list xml:id="list3749940084924907875" text:style-name="L33">
        <text:list-item>
          <text:p text:style-name="P4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6882521178578658784" text:style-name="L34">
        <text:list-item>
          <text:p text:style-name="P42"><text:soft-page-break/>Made the selection of Tooltip display 'sticky'</text:p>
        </text:list-item>
        <text:list-item>
          <text:p text:style-name="P42">Duration calculation when D and R span midnight now handled correctly</text:p>
        </text:list-item>
      </text:list>
      <text:p text:style-name="Standard"/>
      <text:p text:style-name="Standard">version 2.0.8</text:p>
      <text:list xml:id="list9126138434261187891" text:style-name="L35">
        <text:list-item>
          <text:p text:style-name="P43">toolTips changed to invoke and display in a custom dialog box that can be moved and resized to better accommodate legacy displays</text:p>
        </text:list-item>
        <text:list-item>
          <text:p text:style-name="P43">Calc flash timing calculation fixed to properly deal with the non-integer frame numbers that can result from field processed csv files</text:p>
        </text:list-item>
        <text:list-item>
          <text:p text:style-name="P43">Flash timing has been verified to work with integrated light curves</text:p>
        </text:list-item>
        <text:list-item>
          <text:p text:style-name="P4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6060556242571239541" text:style-name="L36">
        <text:list-item>
          <text:p text:style-name="P44">Adds a button to calculate the edge position of an LED timing flash.</text:p>
        </text:list-item>
        <text:list-item>
          <text:p text:style-name="P4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4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44">Adds a checkbox to force manual entry of timestamp info. <text:s/>This is useful when OCR on a VTI timed light curve has catastrophic errors. <text:s/>It is always employed when using LED flash timing.</text:p>
        </text:list-item>
      </text:list>
      <text:list xml:id="list4691614874467280513" text:style-name="L37">
        <text:list-item>
          <text:p text:style-name="P4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115496934784210004" text:style-name="L38">
        <text:list-item>
          <text:p text:style-name="P4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636231557302408290" text:style-name="L39">
        <text:list-item>
          <text:p text:style-name="P47">files generated by pyote now contain PYOTE in the filename.<text:line-break/></text:p>
        </text:list-item>
        <text:list-item>
          <text:p text:style-name="P4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770622438168675494" text:style-name="L40">
        <text:list-item>
          <text:p text:style-name="P48"><text:soft-page-break/>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258438908610584142" text:style-name="L41">
        <text:list-item>
          <text:p text:style-name="P4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824175438005308285" text:style-name="L42">
        <text:list-item>
          <text:p text:style-name="P5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387099261353082432" text:style-name="L43">
        <text:list-item>
          <text:p text:style-name="P51">improved handling of D and R region selection so that one cannot enter an invalid configuration --- automatic corrections/changes are applied.<text:line-break/></text:p>
        </text:list-item>
        <text:list-item>
          <text:p text:style-name="P5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5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882591218347311442" text:style-name="L44">
        <text:list-item>
          <text:p text:style-name="P52">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2796473570815937787" text:style-name="L45">
        <text:list-item>
          <text:p text:style-name="P5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5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text:soft-page-break/></text:p>
      <text:p text:style-name="Standard">Version 1.45</text:p>
      <text:list xml:id="list3068390055835415076" text:style-name="L46">
        <text:list-item>
          <text:p text:style-name="P54">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693959878137303571" text:style-name="L47">
        <text:list-item>
          <text:p text:style-name="P5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5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5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5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657970533693047934" text:style-name="L48">
        <text:list-item>
          <text:p text:style-name="P5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2-07T14:45:56</dc:date>
    <meta:editing-cycles>75</meta:editing-cycles>
    <meta:editing-duration>PT19H29M16S</meta:editing-duration>
    <meta:document-statistic meta:table-count="0" meta:image-count="2" meta:object-count="0" meta:page-count="11" meta:paragraph-count="146" meta:word-count="4202" meta:character-count="24555"/>
    <meta:template xlink:type="simple" xlink:actuate="onRequest" xlink:title="" xlink:href="Normal"/>
  </office:meta>
</office:document-meta>
</file>